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Gothic" svg:font-family="Gothic" style:font-pitch="variable"/>
    <style:font-face style:name="Lucidasans" svg:font-family="Lucidasans" style:font-pitch="variable"/>
    <style:font-face style:name="Arial1" svg:font-family="Aria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 style:family="paragraph" style:parent-style-name="Standard"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 style:family="paragraph" style:parent-style-name="Standard"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Arial" fo:font-size="10pt" fo:font-weight="normal" fo:background-color="transparent"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9" style:family="paragraph" style:parent-style-name="Standard" style:list-style-name="L14">
      <style:paragraph-properties fo:margin-left="0cm" fo:margin-right="0cm" fo:text-align="start" style:justify-single-word="false" fo:text-indent="0cm" style:auto-text-indent="false"/>
      <style:text-properties style:font-name="arial" fo:font-size="10pt"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12">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13">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list-style-name="L14">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list-style-name="L13">
      <style:paragraph-properties fo:margin-left="0cm" fo:margin-right="0cm" fo:text-align="start" style:justify-single-word="false" fo:text-indent="0cm" style:auto-text-indent="false"/>
    </style:style>
    <style:style style:name="P1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7"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1"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2"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3"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4" style:family="paragraph" style:parent-style-name="Table_20_Contents">
      <style:paragraph-properties fo:text-align="center" style:justify-single-word="false"/>
      <style:text-properties style:font-name="Arial" fo:font-size="10pt" style:font-size-asian="10pt" style:font-size-complex="10pt"/>
    </style:style>
    <style:style style:name="P2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8" style:family="paragraph" style:parent-style-name="Table_20_Contents" style:list-style-name="L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9" style:family="paragraph" style:parent-style-name="Table_20_Contents">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able_20_Contents" style:list-style-name="L2">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Table_20_Contents" style:list-style-name="L11">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list-style-name="L15">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list-style-name="L14">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list-style-name="L5">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35" style:family="paragraph" style:parent-style-name="Exigence" style:list-style-name="L10"/>
    <style:style style:name="P36" style:family="paragraph" style:parent-style-name="Exigence" style:list-style-name="L10"/>
    <style:style style:name="P37" style:family="paragraph" style:parent-style-name="Exigence" style:list-style-name="L11"/>
    <style:style style:name="P38" style:family="paragraph">
      <style:paragraph-properties fo:margin-left="0cm" fo:margin-right="0cm" fo:margin-top="0cm" fo:margin-bottom="0cm" fo:line-height="100%" fo:text-align="center" text:enable-numbering="false" fo:text-indent="0cm"/>
    </style:style>
    <style:style style:name="P3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0" style:family="paragraph">
      <style:paragraph-properties fo:margin-left="0cm" fo:margin-right="0cm" fo:margin-top="0cm" fo:margin-bottom="0cm" fo:line-height="100%" fo:text-align="start" text:enable-numbering="false" fo:text-indent="0cm"/>
    </style:style>
    <style:style style:name="P41"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2"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4" style:family="paragraph">
      <style:paragraph-properties fo:margin-left="0cm" fo:margin-right="0cm" fo:margin-top="0cm" fo:margin-bottom="0cm" fo:line-height="100%" text:enable-numbering="false" fo:text-indent="0cm"/>
    </style:style>
    <style:style style:name="P4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style:font-name="Arial"/>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FreeMono"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9"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cription</text:p>
      <text:h text:style-name="Heading_20_1" text:outline-level="1" text:is-list-header="true">Contexte général</text:h>
      <text:p text:style-name="P1"><text:tab/>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P1"/>
      <text:p text:style-name="P1"><text:tab/>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pan text:style-name="T6">Figure 1.1</text:span>). Si le composant en question est un système d'exploitation, alors il est déplacé avec son contexte d'exécution, mais sans son système de fichiers.</text:p>
      <text:p text:style-name="P1"/>
      <text:p text:style-name="P1"><draw:g text:anchor-type="paragraph" draw:z-index="0" draw:style-name="gr1"><draw:custom-shape draw:style-name="gr2" draw:text-style-name="P39" svg:width="1.071cm" svg:height="0.757cm" svg:x="5.037cm" svg:y="1.163cm"><text:p text:style-name="P38"><text:span text:style-name="T7">C 1.1</text:span></text:p><draw:enhanced-geometry svg:viewBox="0 0 21600 21600" draw:type="rectangle" draw:enhanced-path="M 0 0 L 21600 0 21600 21600 0 21600 0 0 Z N"/></draw:custom-shape><draw:custom-shape draw:style-name="gr3" draw:text-style-name="P39"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41" svg:width="1.096cm" svg:height="0.786cm" svg:x="4.81cm" svg:y="0.589cm"><draw:text-box><text:p text:style-name="P40"><text:span text:style-name="T8">M 1</text:span></text:p></draw:text-box></draw:frame><draw:custom-shape draw:style-name="gr2" draw:text-style-name="P39" svg:width="1.07cm" svg:height="0.759cm" svg:x="10.811cm" svg:y="1.163cm"><text:p text:style-name="P38"><text:span text:style-name="T7">C 2.1</text:span></text:p><draw:enhanced-geometry svg:viewBox="0 0 21600 21600" draw:type="rectangle" draw:enhanced-path="M 0 0 L 21600 0 21600 21600 0 21600 0 0 Z N"/></draw:custom-shape><draw:custom-shape draw:style-name="gr3" draw:text-style-name="P39"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41" svg:width="1.098cm" svg:height="0.786cm" svg:x="10.581cm" svg:y="0.591cm"><draw:text-box><text:p text:style-name="P40"><text:span text:style-name="T8">M 2</text:span></text:p></draw:text-box></draw:frame><draw:custom-shape draw:style-name="gr6" draw:text-style-name="P39" svg:width="4.532cm" svg:height="0.378cm" svg:x="6.195cm" svg:y="2.283cm"><text:p text:style-name="P38"><text:span text:style-name="T7">Migration</text:span></text:p><text:p text:style-name="P38"><text:span text:style-name="T7"/></text:p><text:p text:style-name="P38"><text:span text:style-name="T7"/></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2" svg:width="1.071cm" svg:height="0.757cm" svg:x="5.039cm" svg:y="2.073cm"><text:p text:style-name="P38"><text:span text:style-name="T9">C 1.2</text:span></text:p><draw:enhanced-geometry svg:viewBox="0 0 21600 21600" draw:mirror-horizontal="false" draw:mirror-vertical="false" draw:type="rectangle" draw:enhanced-path="M 0 0 L 21600 0 21600 21600 0 21600 0 0 Z N"/></draw:custom-shape><draw:custom-shape draw:style-name="gr2" draw:text-style-name="P39" svg:width="1.071cm" svg:height="0.759cm" svg:x="5.039cm" svg:y="3.057cm"><text:p text:style-name="P38"><text:span text:style-name="T7">C 1.3</text:span></text:p><draw:enhanced-geometry svg:viewBox="0 0 21600 21600" draw:type="rectangle" draw:enhanced-path="M 0 0 L 21600 0 21600 21600 0 21600 0 0 Z N"/></draw:custom-shape><draw:custom-shape draw:style-name="gr2" draw:text-style-name="P39" svg:width="1.071cm" svg:height="0.757cm" svg:x="10.811cm" svg:y="2.073cm"><text:p text:style-name="P38"><text:span text:style-name="T7">C 1.2</text:span></text:p><draw:enhanced-geometry svg:viewBox="0 0 21600 21600" draw:type="rectangle" draw:enhanced-path="M 0 0 L 21600 0 21600 21600 0 21600 0 0 Z N"/></draw:custom-shape><draw:custom-shape draw:style-name="gr8" draw:text-style-name="P42" svg:width="2.546cm" svg:height="1.518cm" svg:x="7.285cm" svg:y="0.002cm"><text:p text:style-name="P38"><text:span text:style-name="T9">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43" svg:x1="6.329cm" svg:y1="0.97cm" svg:x2="10.571cm" svg:y2="0.97cm"><text:p/></draw:line><draw:frame draw:style-name="gr10" draw:text-style-name="P45" svg:width="5.501cm" svg:height="2.35cm" svg:x="12.502cm" svg:y="0.501cm"><draw:text-box><text:p text:style-name="P44"><text:span text:style-name="T10">Légende :</text:span></text:p><text:p text:style-name="P44"><text:span text:style-name="T8"/></text:p><text:p text:style-name="P44"><text:span text:style-name="T7">M : machine physique</text:span></text:p><text:p text:style-name="P44"><text:span text:style-name="T7">C : composant logiciel</text:span></text:p></draw:text-box></draw:frame><draw:frame draw:style-name="gr11" draw:text-style-name="P39" svg:width="9.501cm" svg:height="0.773cm" svg:x="4.002cm" svg:y="4.602cm"><draw:text-box><text:p text:style-name="P38"><text:span text:style-name="T10">Figure 1.1 : Schéma illustrant le principe de la migration</text:span></text:p></draw:text-box></draw:frame></draw:g></text:p>
      <text:p text:style-name="P1"/>
      <text:p text:style-name="P1"/>
      <text:p text:style-name="P1"/>
      <text:p text:style-name="P1"/>
      <text:p text:style-name="P1"/>
      <text:p text:style-name="P1"/>
      <text:p text:style-name="P1"/>
      <text:p text:style-name="P5"/>
      <text:p text:style-name="P5"/>
      <text:p text:style-name="P5"/>
      <text:p text:style-name="P6"><text:tab/>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P1"/>
      <text:p text:style-name="P1"><text:tab/>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P1"/>
      <text:p text:style-name="P1"><text:tab/>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xt:soft-page-break/>terme de volume d'information à traiter, pour certaines applications, coïncident avec <text:s/>la période creuse pour d'autres et vice versa.</text:p>
      <text:p text:style-name="P1"/>
      <text:p text:style-name="P1"><text:tab/>Enfin, si la grille est répartie sur des sites spatialement distants, alors le déplacement d'applications <text:s/>qui communiquent entre-elles sur des points plus proches du réseau est une solution qui diminue le temps de communication inter-applicatif.</text:p>
      <text:p text:style-name="P1"/>
      <text:p text:style-name="P1"><text:tab/>Ces trois politiques, résumées dans la <text:span text:style-name="T6">Figure1.2, </text:span>peuvent être mises en oeuvre grâce aux outils de virtualisation. Il s'agit de mettre en place une architecture de base capable de fournir des fonctionnalités élémentaires.</text:p>
      <text:p text:style-name="P8"/>
      <text:p text:style-name="P8"/>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25">Contexte</text:p>
          </table:table-cell>
          <table:table-cell table:style-name="Tableau1.B1" office:value-type="string">
            <text:p text:style-name="P24">parc de serveurs payants</text:p>
          </table:table-cell>
          <table:table-cell table:style-name="Tableau1.B1" office:value-type="string">
            <text:p text:style-name="P24">parc de serveurs à haute consommation électrique</text:p>
          </table:table-cell>
          <table:table-cell table:style-name="Tableau1.D1" office:value-type="string">
            <text:p text:style-name="P24">parc de serveurs distribué sur des sites distants</text:p>
          </table:table-cell>
        </table:table-row>
        <table:table-row>
          <table:table-cell table:style-name="Tableau1.A2" office:value-type="string">
            <text:p text:style-name="P25">Métrique</text:p>
          </table:table-cell>
          <table:table-cell table:style-name="Tableau1.A2" office:value-type="string">
            <text:p text:style-name="P24">prix du temps d'occupation par serveur et par seconde</text:p>
          </table:table-cell>
          <table:table-cell table:style-name="Tableau1.A2" office:value-type="string">
            <text:p text:style-name="P24">ampérage électrique de l'alimentation par serveur</text:p>
          </table:table-cell>
          <table:table-cell table:style-name="Tableau1.D2" office:value-type="string">
            <text:p text:style-name="P24">distance de la route séparant deux serveurs</text:p>
            <text:p text:style-name="P24">et charge réseau</text:p>
          </table:table-cell>
        </table:table-row>
        <table:table-row>
          <table:table-cell table:style-name="Tableau1.A2" office:value-type="string">
            <text:p text:style-name="P25">But</text:p>
          </table:table-cell>
          <table:table-cell table:style-name="Tableau1.A2" office:value-type="string">
            <text:p text:style-name="P24">minimiser le coût</text:p>
            <text:p text:style-name="P24">=</text:p>
            <text:p text:style-name="P24">concentrer les tâches à faible charge processeur</text:p>
          </table:table-cell>
          <table:table-cell table:style-name="Tableau1.A2" office:value-type="string">
            <text:p text:style-name="P24">minimiser la consommation électrique</text:p>
            <text:p text:style-name="P24">=</text:p>
            <text:p text:style-name="P24">éteindre les machines physiques</text:p>
            <text:p text:style-name="P24">à faible charge processeur (sans perte de tâche)</text:p>
          </table:table-cell>
          <table:table-cell table:style-name="Tableau1.D2" office:value-type="string">
            <text:p text:style-name="P24">minimiser le temps de communication</text:p>
            <text:p text:style-name="P24">=</text:p>
            <text:p text:style-name="P24">regrouper les tâches sur un réseau local</text:p>
          </table:table-cell>
        </table:table-row>
      </table:table>
      <text:p text:style-name="P8"/>
      <text:p text:style-name="P7">Figure 7. Tableau récapitulatif de la politique à mettre en oeuvre en fonction du contexte</text:p>
      <text:h text:style-name="Heading_20_1" text:outline-level="1">Objectifs</text:h>
      <text:p text:style-name="P1">Les 3 principaux objectifs de ce projet sont :</text:p>
      <text:list text:style-name="L9">
        <text:list-item>
          <text:p text:style-name="P2">La maîtrise de la technologie de paravirtualisation Xen.</text:p>
        </text:list-item>
        <text:list-item>
          <text:p text:style-name="P2">Son intégration dans le gestionnaire de composants Tune en vue d'une administration autonome.</text:p>
        </text:list-item>
        <text:list-item>
          <text:p text:style-name="P2">L'implémentation d'une politique de distribution des machines virtuelles en fonction de la charge processeur.</text:p>
        </text:list-item>
      </text:list>
      <text:p text:style-name="P1">Il sont additionnés d'un certain nombre de contraintes.</text:p>
      <text:h text:style-name="Heading_20_2" text:outline-level="2">Maîtrise de Xen et de son mécanisme de migration</text:h>
      <text:p text:style-name="P16"><text:tab/>L'administration de serveurs doit s'effectuer de manière transparente pour les clients. Ainsi, le choix d'administrer ces serveurs à l'aide de la migration de machines virtuelles contenant ces serveurs ne doit pas changer la perception du client. Ceci est réalisé à condition que :</text:p>
      <text:list text:style-name="L10">
        <text:list-item>
          <text:p text:style-name="P35">Les connections TCP des machines virtuelles soient maintenues lors d'une migration.</text:p>
        </text:list-item>
        <text:list-item>
          <text:p text:style-name="P35">La migration d'une machine virtuelle n'affecte pas le résultat des applications qui s'y exécutent.</text:p>
        </text:list-item>
      </text:list>
      <text:p text:style-name="P29"/>
      <text:p text:style-name="P29"><text:tab/>Pour rendre ceci possible, le client désire que nous utilisions l'outil de paravirtualisation Xen permettant des migrations de machines virtuelles respectant ces précédentes exigences. Il reste alors à pouvoir l'utiliser :</text:p>
      <text:list text:style-name="L11">
        <text:list-item>
          <text:p text:style-name="P37"><text:span text:style-name="T1">La commande </text:span><text:span text:style-name="T4">xm migrate --live &lt;nom de VM&gt; &lt;machine destination&gt; </text:span><text:span text:style-name="T5">sera utilisée </text:span><text:soft-page-break/><text:span text:style-name="T5">pour effectuer des migrations sans interruption d'activité.</text:span></text:p>
        </text:list-item>
        <text:list-item>
          <text:p text:style-name="P31">La migration de machine virtuelle sera <text:span text:style-name="T1">effectuée</text:span> quelque soit la charge processeur de la machine physique contenant le système d'exploitation hôte.</text:p>
        </text:list-item>
      </text:list>
      <text:p text:style-name="P29"/>
      <text:p text:style-name="P29"><text:tab/>Évidemment, ces propriétés sont assurées par Xen mais elles devront être vérifiées par des mesures de performances :</text:p>
      <text:list text:style-name="L12">
        <text:list-item>
          <text:p text:style-name="P11">La durée de la migration d'une machine virtuelle devra être quantifiée.</text:p>
        </text:list-item>
      </text:list>
      <text:list text:style-name="L13">
        <text:list-item>
          <text:p text:style-name="P12">Le délai introduit par la migration devra être quantifiée.</text:p>
        </text:list-item>
        <text:list-item>
          <text:p text:style-name="P15"><text:span text:style-name="T3">La durée de l'interruption de service lors de la migration d'une machine virtuelle devra être quantifiée.</text:span></text:p>
        </text:list-item>
      </text:list>
      <text:h text:style-name="Heading_20_2" text:outline-level="2" text:is-list-header="true">Intégration dans Tune</text:h>
      <text:p text:style-name="P10"><text:tab/><text:span text:style-name="T1">Tune permet l'administration de haut niveau de composants de type Fractal. Afin d'intégrer l'architecture associée au projet à Tune, chaque système d'exploitation s'exécutant sur les machines virtuelles devra être encapsulé dans un composant Fractal.</text:span></text:p>
      <text:p text:style-name="P10"><text:span text:style-name="T1"><text:tab/></text:span>L'intégration dans Tune ne doit pas nuire aux performances. Ainsi, les propriétés obtenues précédemment devront donc être préservées par l'intégration dans Tune :</text:p>
      <text:list text:style-name="L14">
        <text:list-item>
          <text:p text:style-name="P13">Les connections TCP des machines virtuelles sont maintenues lors d'une migration.</text:p>
        </text:list-item>
        <text:list-item>
          <text:p text:style-name="P33">La migration d'une machine virtuelle n'affecte pas le résultat des applications qui s'y exécutent.</text:p>
        </text:list-item>
      </text:list>
      <text:list text:style-name="L15">
        <text:list-item>
          <text:p text:style-name="P32">La migration de machine virtuelle sera <text:span text:style-name="T1">effectuée</text:span> quelque soit la charge processeur de la machine physique contenant le système d'exploitation hôte.</text:p>
        </text:list-item>
      </text:list>
      <text:h text:style-name="Heading_20_2" text:outline-level="2" text:is-list-header="true">Administration autonome</text:h>
      <text:p text:style-name="P14"><text:span text:style-name="T2"><text:tab/>Tune permet l'intégration de sondes décidant des actions à effectuer. Ceci doit être utilisé afin de respecter les objectifs suivants :</text:span></text:p>
      <text:list text:style-name="L14">
        <text:list-item>
          <text:p text:style-name="P9">Dans l'environnement Tune, le déclenchement de la migration devra être automatique.</text:p>
        </text:list-item>
      </text:list>
      <text:list text:style-name="L5">
        <text:list-item>
          <text:p text:style-name="P34">La migration ne s'effectuera que vers un système hôte ayant une capacité processeur suffisante pour accueillir une nouvelle machine virtuelle.</text:p>
        </text:list-item>
      </text:list>
      <text:h text:style-name="Heading_20_2" text:outline-level="2">Contraintes</text:h>
      <text:p text:style-name="P1">Les outils à utiliser : </text:p>
      <text:list text:style-name="L2">
        <text:list-item>
          <text:p text:style-name="P30">Le système d'exploitation utilisé sur les machines physiques <text:s/>devra être de type GNU/Linux.</text:p>
        </text:list-item>
        <text:list-item>
          <text:p text:style-name="P18">Xen sera l'outil de virtualisation utilisé.</text:p>
        </text:list-item>
        <text:list-item>
          <text:p text:style-name="P18">Tune sera le gestionnaire de composants.</text:p>
        </text:list-item>
      </text:list>
      <text:p text:style-name="P17"/>
      <text:p text:style-name="P17">L'architecture réseau à respecter :</text:p>
      <text:list text:style-name="L2">
        <text:list-item>
          <text:p text:style-name="P18">Les machines physiques seront connectées par un réseau</text:p>
        </text:list-item>
        <text:list-item>
          <text:p text:style-name="P18">Le protocole NFS (Network File System) sera utilisé pour l'échange de fichiers sur le réseau.</text:p>
        </text:list-item>
      </text:list>
      <text:p text:style-name="P17"/>
      <text:p text:style-name="P17">Les contraintes de mise en oeuvre :</text:p>
      <text:list text:style-name="L2">
        <text:list-item>
          <text:p text:style-name="P18">Les machines virtuelles devront être encapsulées dans des composants de type Fractal.</text:p>
        </text:list-item>
        <text:list-item>
          <text:p text:style-name="P18">Un diagramme de reconfiguration, propre à l'environnement, contrôlera la migration de machines virtuelles.</text:p>
        </text:list-item>
        <text:list-item>
          <text:p text:style-name="P27">Dans l'environnement Tune, une sonde sera crée pour prélever la charge processeur des machine physiques sur lesquelles s'exécutent les systèmes d'exploitation hôtes.</text:p>
        </text:list-item>
      </text:list>
      <text:p text:style-name="P26"/>
      <text:p text:style-name="P26">La politique de mesure et de migration :</text:p>
      <text:list text:style-name="L2">
        <text:list-item>
          <text:p text:style-name="P27"><text:soft-page-break/>La migration des machines virtuelles les plus consommatrices en temps processeur seront déclenchées en premier.</text:p>
        </text:list-item>
      </text:list>
      <text:p text:style-name="P26"/>
      <text:p text:style-name="P26"/>
      <text:h text:style-name="Heading_20_1" text:outline-level="1" text:is-list-header="true">Contribution</text:h>
      <text:p text:style-name="Text_20_body"/>
      <text:h text:style-name="Heading_20_2" text:outline-level="2">Scénario</text:h>
      <text:p text:style-name="Text_20_body"><text:tab/>Le client désirant pouvoir utiliser ce projet pour effectuer des démonstrations, nous avons implémenté un scénario illustr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Gothic" svg:font-family="Gothic" style:font-pitch="variable"/>
    <style:font-face style:name="Lucidasans" svg:font-family="Lucidasans" style:font-pitch="variable"/>
    <style:font-face style:name="Arial1" svg:font-family="Aria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2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background-color="transparent" style:shadow="none">
        <style:background-image/>
      </style:paragraph-properties>
      <style:text-properties fo:font-size="16pt" fo:font-weight="bold" style:font-size-asian="115%" style:font-weight-asian="bold" style:font-size-complex="115%" style:font-weight-complex="bold"/>
    </style:style>
    <style:style style:name="Exigence" style:family="paragraph" style:parent-style-name="Table_20_Contents" style:list-style-name="List_20_1" style:class="text" style:master-page-name="">
      <style:paragraph-properties fo:text-align="justify" style:justify-single-word="false" style:page-number="auto" fo:background-color="transparent" style:shadow="none">
        <style:tab-stops/>
        <style:background-image/>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3-10T10:07:24</meta:creation-date>
    <dc:creator>adminxen</dc:creator>
    <dc:date>2008-03-10T19:14:18</dc:date>
    <meta:editing-cycles>3</meta:editing-cycles>
    <meta:editing-duration>PT8H43M49S</meta:editing-duration>
    <meta:user-defined meta:name="Info 1"/>
    <meta:user-defined meta:name="Info 2"/>
    <meta:user-defined meta:name="Info 3"/>
    <meta:user-defined meta:name="Info 4"/>
    <meta:document-statistic meta:table-count="1" meta:image-count="0" meta:object-count="0" meta:page-count="4" meta:paragraph-count="74" meta:word-count="1148" meta:character-count="7914"/>
  </office:meta>
</office:document-meta>
</file>